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22222" style:font-name="Arial" fo:font-size="12pt" fo:background-color="#ffffff" style:font-size-asian="12pt" style:font-name-complex="Arial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8aa92" officeooo:paragraph-rsid="0018aa92" style:font-size-asian="12pt" style:font-size-complex="12pt"/>
    </style:style>
    <style:style style:name="P4" style:family="paragraph" style:parent-style-name="Standard">
      <style:text-properties fo:font-size="12pt" officeooo:rsid="002092dc" officeooo:paragraph-rsid="002092dc" style:font-size-asian="12pt" style:font-size-complex="12pt"/>
    </style:style>
    <style:style style:name="P5" style:family="paragraph" style:parent-style-name="Standard">
      <style:text-properties fo:font-size="12pt" officeooo:rsid="0023740e" officeooo:paragraph-rsid="0023740e" style:font-size-asian="12pt" style:font-size-complex="12pt"/>
    </style:style>
    <style:style style:name="P6" style:family="paragraph" style:parent-style-name="Standard">
      <style:text-properties fo:font-size="12pt" officeooo:rsid="0026467d" officeooo:paragraph-rsid="0026467d" style:font-size-asian="12pt" style:font-size-complex="12pt"/>
    </style:style>
    <style:style style:name="P7" style:family="paragraph" style:parent-style-name="Standard">
      <style:text-properties fo:font-size="12pt" officeooo:rsid="0029ba54" officeooo:paragraph-rsid="0029ba54" style:font-size-asian="12pt" style:font-size-complex="12pt"/>
    </style:style>
    <style:style style:name="P8" style:family="paragraph" style:parent-style-name="Standard">
      <style:text-properties fo:font-size="12pt" officeooo:rsid="0029e942" officeooo:paragraph-rsid="0029e942" style:font-size-asian="12pt" style:font-size-complex="12pt"/>
    </style:style>
    <style:style style:name="P9" style:family="paragraph" style:parent-style-name="Standard">
      <style:text-properties fo:font-size="12pt" officeooo:rsid="002afdd5" officeooo:paragraph-rsid="002afdd5" style:font-size-asian="12pt" style:font-size-complex="12pt"/>
    </style:style>
    <style:style style:name="P10" style:family="paragraph" style:parent-style-name="Standard">
      <style:text-properties fo:font-size="12pt" officeooo:rsid="002cb154" officeooo:paragraph-rsid="002cb154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  <style:text-properties fo:font-size="12pt" style:font-size-asian="12pt" style:font-size-complex="12pt"/>
    </style:style>
    <style:style style:name="T1" style:family="text">
      <style:text-properties fo:color="#222222" style:font-name="Arial" fo:font-size="12pt" fo:background-color="#ffffff" loext:char-shading-value="0" style:font-size-asian="12pt" style:font-name-complex="Arial" style:font-size-complex="12pt"/>
    </style:style>
    <style:style style:name="T2" style:family="text">
      <style:text-properties fo:color="#222222" style:font-name="Arial" fo:font-size="12pt" fo:font-style="italic" fo:background-color="#ffffff" loext:char-shading-value="0" style:font-size-asian="12pt" style:font-style-asian="italic" style:font-name-complex="Arial" style:font-size-complex="12pt" style:font-style-complex="italic"/>
    </style:style>
    <style:style style:name="T3" style:family="text">
      <style:text-properties fo:color="#222222" style:text-position="super 67%" style:font-name="Arial" fo:font-size="12pt" fo:background-color="#ffffff" loext:char-shading-value="0" style:font-size-asian="12pt" style:font-name-complex="Arial" style:font-size-complex="12pt"/>
    </style:style>
    <style:style style:name="T4" style:family="text">
      <style:text-properties fo:color="#0b0080" style:font-name="Arial" fo:font-size="12pt" fo:background-color="#ffffff" loext:char-shading-value="0" style:font-size-asian="12pt" style:font-name-complex="Arial" style:font-size-complex="12pt"/>
    </style:style>
    <style:style style:name="T5" style:family="text">
      <style:text-properties officeooo:rsid="001a1427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20a775"/>
    </style:style>
    <style:style style:name="T8" style:family="text">
      <style:text-properties officeooo:rsid="0026ef53"/>
    </style:style>
    <style:style style:name="T9" style:family="text">
      <style:text-properties officeooo:rsid="002d07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_DdeLink__150_1837371024"/>Források:</text:p>
      <text:p text:style-name="Standard"><text:a xlink:type="simple" xlink:href="https://hu.wikipedia.org/wiki/Szent-Györgyi_Albert" office:target-frame-name="_top" xlink:show="replace" text:style-name="Internet_20_link" text:visited-style-name="Visited_20_Internet_20_Link"><text:span text:style-name="T6">https://hu.wikipedia.org/wiki/Szent-Gy%C3%B6rgyi_Albert</text:span></text:a></text:p>
      <text:p text:style-name="Standard"><text:a xlink:type="simple" xlink:href="https://www.kfki.hu/~cheminfo/hun/mvm/arc/szentgy.html" office:target-frame-name="_top" xlink:show="replace" text:style-name="Internet_20_link" text:visited-style-name="Visited_20_Internet_20_Link"><text:span text:style-name="T6">https://www.kfki.hu/~cheminfo/hun/mvm/arc/szentgy.html</text:span></text:a></text:p>
      <text:p text:style-name="P2"/>
      <text:p text:style-name="P2"/>
      <text:p text:style-name="P2">Szent-Györgyi Albert</text:p>
      <text:p text:style-name="P2"/>
      <text:p text:style-name="P2">Született: 1893. szeptember 16-án, Budapesten</text:p>
      <text:p text:style-name="P2">Elhunyt: 1988. október 22-én, Woods Hole, Massachusetts</text:p>
      <text:p text:style-name="P2"/>
      <text:p text:style-name="P2">Szülei Szentgyörgyi Miklós és Lenhossék Jozefina. Apai ágon nemesi, anyai ágon pedig orvosprofesszori felmenőkkel jeleskedett. Szülai házasságának megromlása után két testvérével, Pállal és Imrével Pesten élt.</text:p>
      <text:p text:style-name="P2">Kezdeti tanulmányait 1904 és 1911 között a Lónyai utcai református gimnáziumban végezte, ahonnan nagybátyja tiltása ellenére a Budapesti Tudományegyetem Orvostudományi Karára jelentkezett.</text:p>
      <text:p text:style-name="P2">1914 nyarán a kötelező három hónapos katonai szolgálatát tölti, amikor kitör az első világháború, és a keleti frontra kerül, ahol medikusként tevékenykedik, de elege lesz a háborúból, ezért belelő a karjába, hogy kórházba kerülhessen. Lábadozása alatt folytatja tanulmányait a Tudományegyetemen, és 1917-ben orvosi diplomát szerez. <text:s/></text:p>
      <text:p text:style-name="P2">1917. szeptember 15-én feleségül veszi Demény Kornéliát, a Magyar Posta vezérigazgatójának lányát. 1918. október 3-án megszületik lánya, Nelli, ennek köszönhetően szabadságot kap, melynek lejárta előtt a háború véget ér.</text:p>
      <text:p text:style-name="P2"/>
      <text:p text:style-name="P2"/>
      <text:p text:style-name="P2"><text:s/>A világháború után Pozsonyban, Prágában, Leidenben valamint Gröningben folytat tanulmányokat, ahol eredetileg a holland trópusi orvosi vizsgát szeretné letenni, azonban ennek gyakorlati részén megbukik. Az egyetem professzora, Hartog Jacob Hamburger alkalmazza, vele végez kutatásokat, kutyakísérletekben segédkezik, majd az Addison-kórban szenvedő betegekkel foglalkozik, melyek során 1927-ben felfedez egy a mellékvesében található redukáló hatású anyagot, melyet hexuronsavnak nevez el. Tanulmányozására ösztöndíjat nyer el a Cambridge-i Egyetemre Frederick Hopkins, Nobel-díjas tudós támogatásával. Kutatásai eredménye képpen az egyetem biokémiai tanszékén szerzi meg második doktorátusát, ezúttal kémiából, melyet követően egy évig E.C Kendall támogatásával az Egyesült Államokban dolgozik.</text:p>
      <text:p text:style-name="P2"/>
      <text:p text:style-name="P2">1928-ban Klebelsberg Kuno kultuszminiszter felajánlja neki a Szegedi Tudományegyetem orvosi kémiai tanszékének vezetését.</text:p>
      <text:p text:style-name="Standard"><text:span text:style-name="T6">Hazalátogatása után </text:span><text:span text:style-name="Bekezdés_20_alapbetűtípusa"><text:span text:style-name="T1">visszatért Cambridge-be, 1929 nyarán pedig az Amerikai Egyesült Államokban részt vett a </text:span></text:span><text:a xlink:type="simple" xlink:href="https://hu.wikipedia.org/wiki/Boston_(Massachusetts)" office:target-frame-name="_top" xlink:show="replace" text:style-name="Internet_20_link" text:visited-style-name="Visited_20_Internet_20_Link"><text:span text:style-name="Hiperhivatkozás"><text:span text:style-name="T4">Bostonban</text:span></text:span></text:a><text:span text:style-name="Bekezdés_20_alapbetűtípusa"><text:span text:style-name="T1"> rendezett élettani világkongresszuson, ahol </text:span></text:span><text:span text:style-name="T6"><text:s/></text:span><text:a xlink:type="simple" xlink:href="https://hu.wikipedia.org/wiki/Edward_Calvin_Kendall" office:target-frame-name="_top" xlink:show="replace" text:style-name="Internet_20_link" text:visited-style-name="Visited_20_Internet_20_Link"><text:span text:style-name="Hiperhivatkozás"><text:span text:style-name="T4">Edward C. Kendall</text:span></text:span></text:a><text:span text:style-name="Bekezdés_20_alapbetűtípusa"><text:span text:style-name="T1"> meghívta a laboratóriumába, </text:span></text:span></text:p>
      <text:p text:style-name="P1"/>
      <text:p text:style-name="P1">1930 augusztusában Szent-Györgyi és családja elhagyta Angliát,majd 1930. október 26-án foglalta el végre szegedi katedráját (és odaköltözött családjával Szegedre) . <text:s text:c="2"/>1931 januárjától kezdte meg kutatói és tanári tevékenységét az orvosi vegytani intézet professzoraként.</text:p>
      <text:p text:style-name="P2"/>
      <text:p text:style-name="Standard"><text:span text:style-name="Bekezdés_20_alapbetűtípusa"><text:span text:style-name="T1">A Rockefeller Alapítvány támogatásával</text:span></text:span><text:span text:style-name="Bekezdés_20_alapbetűtípusa"><text:span text:style-name="T3"> </text:span></text:span><text:span text:style-name="Bekezdés_20_alapbetűtípusa"><text:span text:style-name="T1">Szent-Györgyi egy modern tudományos központot és biokémiai iskolát hozott létre Szegeden. </text:span></text:span></text:p>
      <text:p text:style-name="P1">Új oktatási stílust vezetett be, az addig megszokott merev, poroszos, tekintélytiszteletre épülő professzorokkal szemben ő elvárta diákjaitól, hogy vitatkozzanak vele és szabadids programokat is szervezett velükDiákjainak kötelezővé tette a rendszeres sportolást (ő <text:soft-page-break/>maga is teniszezett, röplabdázott, megtanult vitorlázórepülni, és 1934-ben motorbiciklijével európai körutat tett )</text:p>
      <text:p text:style-name="P2"/>
      <text:p text:style-name="P1">1931 őszén egy fiatal amerikai kutató, Joseph L. Svirbely jelentkezett Szent-Györgyinél, hogy szeretne nála dolgozni egy évvig, amíg magyarországon van.</text:p>
      <text:p text:style-name="Standard"><text:span text:style-name="Bekezdés_20_alapbetűtípusa"><text:span text:style-name="T1">Svirbely </text:span></text:span><text:a xlink:type="simple" xlink:href="https://hu.wikipedia.org/wiki/Charles_Glen_King" office:target-frame-name="_top" xlink:show="replace" text:style-name="Internet_20_link" text:visited-style-name="Visited_20_Internet_20_Link"><text:span text:style-name="Hiperhivatkozás"><text:span text:style-name="T4">Charles Glen King</text:span></text:span></text:a><text:span text:style-name="Bekezdés_20_alapbetűtípusa"><text:span text:style-name="T1"> kutatócsoportjának tagja volt, ahol a C-vitamint próbálták megtalálni, hiszen a skorbutellenes anyag kémiai tulajdonságai még ismeretlenek voltak. Tengerimalacokon folytak a kisérletek.</text:span></text:span></text:p>
      <text:p text:style-name="P1">Szent-Györgyi, a maradék hexuronsavát odaadta a fiatal kutatónak, hogy megnézhesse, tartalmaz- e C- vitamin.</text:p>
      <text:p text:style-name="P1">Az első állatkísérlet után kiderült számára, hogy a hexuronsav valójában koncentrált C-vitamin.</text:p>
      <text:p text:style-name="P1">1932 márciusában megírta Kingnek <text:s/>a kisérllet sikerességét, aki ezután április 1-jén a Science magazinban közzétette, hogy megtalálta a C-vitamint.</text:p>
      <text:p text:style-name="P1">Hosszú vita követte az eseményeket: mindkét fél ötlete ellopásával vádolta a másikat. </text:p>
      <text:p text:style-name="P1">King 1933-ban megpróbálta szabadalmaztatni a C-vitamint, de a szabadalmi hivatal megállapította Szent-Györgyi elsőbbségét a felfedezésben,</text:p>
      <text:p text:style-name="Standard"><text:span text:style-name="Bekezdés_20_alapbetűtípusa"><text:span text:style-name="T1">(1932. március 18-án, a Budapesti Királyi Orvosegyesület ülésén bejelentette: „</text:span></text:span><text:span text:style-name="Bekezdés_20_alapbetűtípusa"><text:span text:style-name="T2">Nyilvánosság előtt először ezúttal mondjuk ki, hogy a hexuronsav és a C-vitamin azonosak</text:span></text:span><text:span text:style-name="Bekezdés_20_alapbetűtípusa"><text:span text:style-name="T1">.” </text:span></text:span></text:p>
      <text:p text:style-name="P2"/>
      <text:p text:style-name="P2">Felhasználva összes külföldről hozott hexuronsavát, további kisérletezéseire már nem állt redelkezésére több.</text:p>
      <text:p text:style-name="P2">Saját elmondása szerint az egyik vacsorához kapott paprikasalátáját azzal a kifogással érte el, hogy ne kelljen megennie, hogy azt mndenképpen meg kell vizsgálnia a laboratóriumba. Mindenki meglepetésére kiderült, hogy vaóban jelentős mennyiségű C-vitamint tartalmaz- és izolálni is sookkal egyszerűbb volt, mint a citrusféléket.</text:p>
      <text:p text:style-name="P2">Összes munkatársa segitségével sikerült egy hét alatt másfél kilónyi C-vitamint kinyerniük.</text:p>
      <text:p text:style-name="P1">A C-vitamin nagytömegű előállítása érdekében 1933. szeptemberében egy hold földet kapott bérbe Szeged városától paprika termesztésre -kisérleteihez.</text:p>
      <text:p text:style-name="P2">A vegyület nevét is Szent-Györgyi és Haworth adta: aszkorbinsav (skorbutellenes sav)</text:p>
      <text:p text:style-name="P2">Ezen felfedezése által vált Szent-Györgyi Albert -egyik pillanatról a másikra- világhírűvé.</text:p>
      <text:p text:style-name="P2">1937-ben ítélte neki a Nobel-díj Bizottság az orvosi és fiziológiai díjat a biológiai égéssel kapcsolatos felfedezéseiért-legfőképp a C-vitaminnal és fumársavkatalizátorral végzett kutatómunkájáért.</text:p>
      <text:p text:style-name="P2">Ugyan ebben az évben kapott Haworth kémiai Nobel-díjat( a C-vitamin szerkezetének meghatározásáért)</text:p>
      <text:p text:style-name="P2">Szent-Györgyi a Nobel-díja mellé járó érmét a téli háború finnországi szenvedőinek ajnlotta fel, ma pedig a Magyar Nemzeti Múzeum tulajdonát képzi.</text:p>
      <text:p text:style-name="P2">Szegedi kutatómunkája során más fontos felfedezést is tett. Kmutatta a paprikában -az általa ideiglenesen P-vitaminnak nevezett- flavonoidot (melyszinte minden táplálékban megtalálható)</text:p>
      <text:p text:style-name="P2">Egyes szerves savakról felfedezte, hogy katalizátor szerepet játszanak a biológiai oxidációban.</text:p>
      <text:p text:style-name="P2">Közel állt a citrátciklus felfedezéséhez, ám a ciklus minden tagját Hans Krebs azonosította.( innen a neve: Szent-Györgyi-Krebs- ciklus)</text:p>
      <text:p text:style-name="P2"/>
      <text:p text:style-name="P2">1938-ban vált a Magyar Tudományos Akadémia rendes tagjává.</text:p>
      <text:p text:style-name="P2">1939-ben tanulmányozni kezdte az izomösszehúzódás mechanizmusát.</text:p>
      <text:p text:style-name="P2">Egy véletlen esemény következtében fedezték fel az izom egyik alapvető fehérjeösszetevőjét, az aktint. Kimutatták, hogy az aktin és a miozin komplexet alkotnak- ami ATP hozzáadására mozgást végez.(enneek kapcsán jöttek rá, hogy mi okozza a hullamerevséget.)</text:p>
      <text:p text:style-name="P2"/>
      <text:p text:style-name="P2"><text:soft-page-break/>1944-ben alapító,és igazgatósági tagja volt a Paprikavitamin termelő és értékesítő részvénytársaságnak.</text:p>
      <text:p text:style-name="P2"/>
      <text:p text:style-name="P3">A 2. vh alatt az antifasiszta ellállási mozgalom aktív tagja volt. Illegális csoportot alapított 1942ben. Céljuk egy radikális polgári párt megalapítása volt. 1943 februárjában az ellenzéki pártok támogatásával és a miniszterelnök tudtával Isztanbulba repült, titkos diplomáciai céllal, Magyarország háborúból való kiugrásának előkészítésére. <text:span text:style-name="T5">A sikeres tárgyalások ellenére a terv meghiúsult, mivel a németek megtudták Szent-Györgyi küldetésének célját. 1944 márc 19-én, a német megszálláskor illegalitásba kellett vonulnia, először vidéken, majd Budapesten a svéd nagykövetségen bújkált, ahonnan éppen időben menekítették ki, és szovjet befolyás alatt álló területre került, majd a svéd királytól állampolgárságot kapott. 1945-ben a pázmány péter tudományegyetem biokémiai tanszékének vezetője lett. Ugyanekkor nevezték ki az Országos Köznevelési Tanács elnökévé. 1945-ben megalakult a Magyar-Szovjet Művelődési Társaság, melynek díszelnökévé válaszották. A Magyar Természettudományi Akadémiát fizikus barátjával, Baj Zoltánnal közösen hozták létre. Felállította továbbá a magyar penicilinbizottságot, melynek feladata a penicilingyártás tanulmányozása, valamint az országon belüli termelés bevezetése volt. <text:s/></text:span></text:p>
      <text:p text:style-name="P4">1945 ápr 2-án képviselőnek hívták a Parlamentbe. 1945 szeptemberében az Országos Nemzeti Bizottság egyetlen párton kívüli tagja lett. <text:span text:style-name="T7">Ráth Istvánnal közösen alapították meg a Servita RT-t, mely először importált penicilint az országba. 1947-ben levelező tagja lett a Szovjet Tudományos Akadémiának. 1948 márc 15-ével Kossuth-díjat kapott. Ekkor már nem élt Magyarországon, így a díjat soha nem vette át. </text:span></text:p>
      <text:p text:style-name="P4"/>
      <text:p text:style-name="P5">Amerikai évei</text:p>
      <text:p text:style-name="P5"/>
      <text:p text:style-name="P6">Ráth Istvánt letartóztatták, ezért úgy döntött, nem tér vissza Magyarországra. <text:span text:style-name="T8">1947 aug 2-án érkezett feleségével New Yorkba, itt alapítja meg a Szent-Györgyi alapítványt, melynek célja fiatal magyar kutatók nyugatra jutását segítette. </text:span></text:p>
      <text:p text:style-name="P6"/>
      <text:p text:style-name="P7">Számos elméleti cikket, valamint ismeretterjesztő könyvet írt. 1954-ben Albert Lasker-díjat kapott. <text:bookmark-end text:name="__DdeLink__150_1837371024"/></text:p>
      <text:p text:style-name="P8">1960-as évektől aktív politikai életet él, cikkeket írt és előadásokat tartott a nukleáris fegyverkezési verseny és a Vietnámi háború ellen. </text:p>
      <text:p text:style-name="P8"/>
      <text:p text:style-name="P9">Élete utolsó két évtizedét a rákkutatásnak szentelte, melyben szerepet játszott a tény, hogy második felesége, valamint lánya is e betegség áldozata lett. 1972-ben létrehozta a Nemzeti Rákkutató Alapítványt. 1973-ban látogatott először újra Magyarországra a Szegedi Biológiai Központ avatására. Itt avatták díszdoktorrá és a Magyarok Világszövetsége tiszteletbeli tagjává. </text:p>
      <text:p text:style-name="P9"/>
      <text:p text:style-name="P10">Szent-Györgyi 1986 júniusában vese és szívelégtelenség lépett fel, műtéte után néhány hónappal, 1986 október 22-én hunyt el. <text:span text:style-name="T9">Az Atlanti-óceán partján álló házában temették e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á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Képaláírás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hivatkozás" style:family="text" style:parent-style-name="Bekezdés_20_alapbetűtípusa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impa</meta:initial-creator>
    <meta:creation-date>2018-04-29T10:54:00Z</meta:creation-date>
    <dc:date>2018-04-29T15:02:35.536774727</dc:date>
    <meta:editing-cycles>24</meta:editing-cycles>
    <meta:editing-duration>PT2H6M23S</meta:editing-duration>
    <meta:document-statistic meta:table-count="0" meta:image-count="0" meta:object-count="0" meta:page-count="3" meta:paragraph-count="48" meta:word-count="1109" meta:character-count="9049" meta:non-whitespace-character-count="7969"/>
    <meta:template xlink:type="simple" xlink:actuate="onRequest" xlink:title="" xlink:href="Normal"/>
  </office:meta>
</office:document-meta>
</file>